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Gewichtsstücke</text:p>
          </table:table-cell>
          <table:table-cell office:value-type="string" table:style-name="ce1">
            <text:p>Frequenz [min-1]</text:p>
          </table:table-cell>
          <table:table-cell office:value-type="string" table:style-name="ce1">
            <text:p>Präzessionsdauer [s]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/ 15 cm</text:p>
          </table:table-cell>
          <table:table-cell office:value-type="float" office:value="654.4" table:style-name="ce1">
            <text:p>654,4</text:p>
          </table:table-cell>
          <table:table-cell office:value-type="float" office:value="117.18" table:style-name="ce1">
            <text:p>117,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/ 15 cm</text:p>
          </table:table-cell>
          <table:table-cell office:value-type="float" office:value="553.4" table:style-name="ce1">
            <text:p>553,4</text:p>
          </table:table-cell>
          <table:table-cell office:value-type="float" office:value="110.29" table:style-name="ce1">
            <text:p>110,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/ 15 cm</text:p>
          </table:table-cell>
          <table:table-cell office:value-type="float" office:value="434.8" table:style-name="ce1">
            <text:p>434,8</text:p>
          </table:table-cell>
          <table:table-cell office:value-type="float" office:value="79.290000000000006" table:style-name="ce1">
            <text:p>79,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/ 15 cm</text:p>
          </table:table-cell>
          <table:table-cell office:value-type="float" office:value="326.2" table:style-name="ce1">
            <text:p>326,2</text:p>
          </table:table-cell>
          <table:table-cell office:value-type="float" office:value="59.73" table:style-name="ce1">
            <text:p>59,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/ 20 cm</text:p>
          </table:table-cell>
          <table:table-cell office:value-type="float" office:value="654.20000000000005" table:style-name="ce1">
            <text:p>654,2</text:p>
          </table:table-cell>
          <table:table-cell office:value-type="float" office:value="89.76" table:style-name="ce1">
            <text:p>89,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/ 20 cm</text:p>
          </table:table-cell>
          <table:table-cell office:value-type="float" office:value="548.79999999999995" table:style-name="ce1">
            <text:p>548,8</text:p>
          </table:table-cell>
          <table:table-cell office:value-type="float" office:value="76.260000000000005" table:style-name="ce1">
            <text:p>76,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/ 20 cm</text:p>
          </table:table-cell>
          <table:table-cell office:value-type="float" office:value="434.4" table:style-name="ce1">
            <text:p>434,4</text:p>
          </table:table-cell>
          <table:table-cell office:value-type="float" office:value="60.51" table:style-name="ce1">
            <text:p>60,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 / 20 cm</text:p>
          </table:table-cell>
          <table:table-cell office:value-type="float" office:value="321.5" table:style-name="ce1">
            <text:p>321,5</text:p>
          </table:table-cell>
          <table:table-cell office:value-type="float" office:value="45.36" table:style-name="ce1">
            <text:p>45,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 / 15 cm</text:p>
          </table:table-cell>
          <table:table-cell office:value-type="float" office:value="665.4" table:style-name="ce1">
            <text:p>665,4</text:p>
          </table:table-cell>
          <table:table-cell office:value-type="float" office:value="63.39" table:style-name="ce1">
            <text:p>63,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 / 15 cm</text:p>
          </table:table-cell>
          <table:table-cell office:value-type="float" office:value="549.1" table:style-name="ce1">
            <text:p>549,1</text:p>
          </table:table-cell>
          <table:table-cell office:value-type="float" office:value="51" table:style-name="ce2">
            <text:p>51,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 / 15 cm</text:p>
          </table:table-cell>
          <table:table-cell office:value-type="float" office:value="418.3" table:style-name="ce1">
            <text:p>418,3</text:p>
          </table:table-cell>
          <table:table-cell office:value-type="float" office:value="40.28" table:style-name="ce1">
            <text:p>40,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 / 15 cm</text:p>
          </table:table-cell>
          <table:table-cell office:value-type="float" office:value="316.60000000000002" table:style-name="ce1">
            <text:p>316,6</text:p>
          </table:table-cell>
          <table:table-cell office:value-type="float" office:value="30.62" table:style-name="ce1">
            <text:p>30,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 / 20 cm</text:p>
          </table:table-cell>
          <table:table-cell office:value-type="float" office:value="669.3" table:style-name="ce1">
            <text:p>669,3</text:p>
          </table:table-cell>
          <table:table-cell office:value-type="float" office:value="47.96" table:style-name="ce1">
            <text:p>47,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 / 20 cm</text:p>
          </table:table-cell>
          <table:table-cell office:value-type="float" office:value="537" table:style-name="ce3">
            <text:p>537,0</text:p>
          </table:table-cell>
          <table:table-cell office:value-type="float" office:value="38.86" table:style-name="ce1">
            <text:p>38,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 / 20 cm</text:p>
          </table:table-cell>
          <table:table-cell office:value-type="float" office:value="427.2" table:style-name="ce1">
            <text:p>427,2</text:p>
          </table:table-cell>
          <table:table-cell office:value-type="float" office:value="30.5" table:style-name="ce2">
            <text:p>30,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 / 20 cm</text:p>
          </table:table-cell>
          <table:table-cell office:value-type="float" office:value="319.10000000000002" table:style-name="ce1">
            <text:p>319,1</text:p>
          </table:table-cell>
          <table:table-cell office:value-type="float" office:value="23.5" table:style-name="ce2">
            <text:p>23,5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2-01T12:58:46Z</meta:creation-date>
    <dc:date>2019-12-01T13:04:07Z</dc:date>
  </office:meta>
</office:document-meta>
</file>